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color="#000000" fo:font-size="9pt" style:font-size-asian="9pt" style:font-size-complex="9pt"/>
    </style:style>
    <style:style style:name="ce3" style:family="table-cell" style:parent-style-name="Default" style:data-style-name="N0">
      <style:table-cell-properties style:vertical-align="top"/>
      <style:text-properties fo:color="#000000" fo:font-size="9pt" style:font-size-asian="9pt" style:font-size-complex="9pt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5" style:family="table-cell" style:parent-style-name="Default" style:data-style-name="N0">
      <style:table-cell-properties style:vertical-align="top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fo:font-size="9pt" style:font-size-asian="9pt" style:font-size-complex="9pt"/>
    </style:style>
    <style:style style:name="ce7" style:family="table-cell" style:parent-style-name="Default" style:data-style-name="N0">
      <style:table-cell-properties style:vertical-align="top" fo:wrap-option="wrap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automatic" fo:background-color="#D9EAD3"/>
      <style:paragraph-properties fo:margin-left="0cm" style:writing-mode="l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D9EAD3"/>
      <style:paragraph-properties fo:margin-left="0cm" style:writing-mode="lr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 fo:background-color="#D9EAD3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/>
    </style:style>
    <style:style style:name="ce13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 fo:background-color="#FF9900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CCCCCC" fo:border-right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fo:wrap-option="wrap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vertical-align="top" fo:wrap-option="wrap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CCCCCC" style:vertical-align="top" fo:background-color="#FF9900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top" fo:background-color="#FF9900"/>
      <style:paragraph-properties fo:margin-left="0cm" style:writing-mode="l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vertical-align="top"/>
      <style:text-properties fo:color="#000000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9.2604166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9.57791666666667cm"/>
    </style:style>
    <style:style style:name="co7" style:family="table-column">
      <style:table-column-properties fo:break-before="auto" style:column-width="8.5725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4.57729166666667cm" style:use-optimal-column-width="true"/>
    </style:style>
    <style:style style:name="co11" style:family="table-column">
      <style:table-column-properties fo:break-before="auto" style:column-width="2.936875cm" style:use-optimal-column-width="true"/>
    </style:style>
    <style:style style:name="co12" style:family="table-column">
      <style:table-column-properties fo:break-before="auto" style:column-width="3.889375cm" style:use-optimal-column-width="true"/>
    </style:style>
    <style:style style:name="co13" style:family="table-column">
      <style:table-column-properties fo:break-before="auto" style:column-width="5.715cm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9.07520833333333cm"/>
    </style:style>
    <style:style style:name="co16" style:family="table-column">
      <style:table-column-properties fo:break-before="auto" style:column-width="6.85270833333333cm"/>
    </style:style>
    <style:style style:name="co17" style:family="table-column">
      <style:table-column-properties fo:break-before="auto" style:column-width="2.03729166666667cm" style:use-optimal-column-width="true"/>
    </style:style>
    <style:style style:name="co18" style:family="table-column">
      <style:table-column-properties fo:break-before="auto" style:column-width="4.365625cm" style:use-optimal-column-width="true"/>
    </style:style>
    <style:style style:name="co19" style:family="table-column">
      <style:table-column-properties fo:break-before="auto" style:column-width="2.83104166666667cm" style:use-optimal-column-width="true"/>
    </style:style>
    <style:style style:name="co20" style:family="table-column">
      <style:table-column-properties fo:break-before="auto" style:column-width="5.05354166666667cm" style:use-optimal-column-width="true"/>
    </style:style>
    <style:style style:name="co21" style:family="table-column">
      <style:table-column-properties fo:break-before="auto" style:column-width="5.58270833333333cm"/>
    </style:style>
    <style:style style:name="co22" style:family="table-column">
      <style:table-column-properties fo:break-before="auto" style:column-width="3.59833333333333cm"/>
    </style:style>
    <style:style style:name="co23" style:family="table-column">
      <style:table-column-properties fo:break-before="auto" style:column-width="4.73604166666667cm" style:use-optimal-column-width="true"/>
    </style:style>
    <style:style style:name="co24" style:family="table-column">
      <style:table-column-properties fo:break-before="auto" style:column-width="3.06916666666667cm" style:use-optimal-column-width="true"/>
    </style:style>
    <style:style style:name="co25" style:family="table-column">
      <style:table-column-properties fo:break-before="auto" style:column-width="6.35cm" style:use-optimal-column-width="true"/>
    </style:style>
    <style:style style:name="co26" style:family="table-column">
      <style:table-column-properties fo:break-before="auto" style:column-width="6.13833333333333cm"/>
    </style:style>
    <style:style style:name="co27" style:family="table-column">
      <style:table-column-properties fo:break-before="auto" style:column-width="11.668125cm"/>
    </style:style>
    <style:style style:name="co28" style:family="table-column">
      <style:table-column-properties fo:break-before="auto" style:column-width="9.36625cm"/>
    </style:style>
    <style:style style:name="co29" style:family="table-column">
      <style:table-column-properties fo:break-before="auto" style:column-width="4.7625cm" style:use-optimal-column-width="true"/>
    </style:style>
    <style:style style:name="co30" style:family="table-column">
      <style:table-column-properties fo:break-before="auto" style:column-width="6.905625cm"/>
    </style:style>
    <style:style style:name="co31" style:family="table-column">
      <style:table-column-properties fo:break-before="auto" style:column-width="2.32833333333333cm"/>
    </style:style>
    <style:style style:name="co32" style:family="table-column">
      <style:table-column-properties fo:break-before="auto" style:column-width="10.3716666666667cm"/>
    </style:style>
    <style:style style:name="co33" style:family="table-column">
      <style:table-column-properties fo:break-before="auto" style:column-width="10.795cm"/>
    </style:style>
    <style:style style:name="co34" style:family="table-column">
      <style:table-column-properties fo:break-before="auto" style:column-width="4.206875cm" style:use-optimal-column-width="true"/>
    </style:style>
    <style:style style:name="co35" style:family="table-column">
      <style:table-column-properties fo:break-before="auto" style:column-width="5.66208333333333cm"/>
    </style:style>
    <style:style style:name="co36" style:family="table-column">
      <style:table-column-properties fo:break-before="auto" style:column-width="5.635625cm"/>
    </style:style>
    <style:style style:name="co37" style:family="table-column">
      <style:table-column-properties fo:break-before="auto" style:column-width="2.09020833333333cm"/>
    </style:style>
    <style:style style:name="co38" style:family="table-column">
      <style:table-column-properties fo:break-before="auto" style:column-width="10.4510416666667cm"/>
    </style:style>
    <style:style style:name="co39" style:family="table-column">
      <style:table-column-properties fo:break-before="auto" style:column-width="10.5304166666667cm"/>
    </style:style>
    <style:style style:name="co40" style:family="table-column">
      <style:table-column-properties fo:break-before="auto" style:column-width="4.78895833333333cm" style:use-optimal-column-width="true"/>
    </style:style>
    <style:style style:name="co41" style:family="table-column">
      <style:table-column-properties fo:break-before="auto" style:column-width="6.985cm"/>
    </style:style>
    <style:style style:name="co42" style:family="table-column">
      <style:table-column-properties fo:break-before="auto" style:column-width="7.17020833333333cm"/>
    </style:style>
    <style:style style:name="co43" style:family="table-column">
      <style:table-column-properties fo:break-before="auto" style:column-width="2.27541666666667cm"/>
    </style:style>
    <style:style style:name="co44" style:family="table-column">
      <style:table-column-properties fo:break-before="auto" style:column-width="10.2658333333333cm"/>
    </style:style>
    <style:style style:name="co45" style:family="table-column">
      <style:table-column-properties fo:break-before="auto" style:column-width="10.31875cm"/>
    </style:style>
    <style:style style:name="co46" style:family="table-column">
      <style:table-column-properties fo:break-before="auto" style:column-width="5.82083333333333cm"/>
    </style:style>
    <style:style style:name="co47" style:family="table-column">
      <style:table-column-properties fo:break-before="auto" style:column-width="3.81cm" style:use-optimal-column-width="true"/>
    </style:style>
    <style:style style:name="co48" style:family="table-column">
      <style:table-column-properties fo:break-before="auto" style:column-width="7.51416666666667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0.39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24.75pt" style:use-optimal-row-height="false" fo:break-before="auto"/>
    </style:style>
    <style:style style:name="ro6" style:family="table-row">
      <style:table-row-properties style:row-height="35.25pt" style:use-optimal-row-height="tru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58.5pt" style:use-optimal-row-height="tru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29.25pt" style:use-optimal-row-height="tru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47.25pt" style:use-optimal-row-height="true" fo:break-before="auto"/>
    </style:style>
    <style:style style:name="ro16" style:family="table-row">
      <style:table-row-properties style:row-height="70.5pt" style:use-optimal-row-height="tru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table:tab-color="#FFFF00" style:writing-mode="lr-tb"/>
    </style:style>
    <style:style style:name="ta2" style:family="table" style:master-page-name="mp1">
      <style:table-properties table:display="true" table:tab-color="#8ED973" style:writing-mode="lr-tb"/>
    </style:style>
    <style:style style:name="ta3" style:family="table" style:master-page-name="mp1">
      <style:table-properties table:display="true" table:tab-color="#F1A983" style:writing-mode="lr-tb"/>
    </style:style>
    <style:style style:name="ta4" style:family="table" style:master-page-name="mp1">
      <style:table-properties table:display="true" table:tab-color="#D86DCD" style:writing-mode="lr-tb"/>
    </style:style>
    <style:style style:name="ta5" style:family="table" style:master-page-name="mp1">
      <style:table-properties table:display="true" table:tab-color="#BFBFBF" style:writing-mode="lr-tb"/>
    </style:style>
    <style:style style:name="ta6" style:family="table" style:master-page-name="mp1">
      <style:table-properties table:display="true" table:tab-color="#61CBF3" style:writing-mode="lr-tb"/>
    </style:style>
    <style:style style:name="ta7" style:family="table" style:master-page-name="mp1">
      <style:table-properties table:display="true" table:tab-color="#BFF705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ew_Custom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8">
            <text:p>TestCase#</text:p>
          </table:table-cell>
          <table:table-cell office:value-type="string" table:style-name="ce9">
            <text:p>Test Scenario</text:p>
          </table:table-cell>
          <table:table-cell office:value-type="string" table:style-name="ce9">
            <text:p>Test Cases</text:p>
          </table:table-cell>
          <table:table-cell office:value-type="string" table:style-name="ce9">
            <text:p>Test Steps</text:p>
          </table:table-cell>
          <table:table-cell office:value-type="string" table:style-name="ce9">
            <text:p>Test Data</text:p>
          </table:table-cell>
          <table:table-cell office:value-type="string" table:style-name="ce9">
            <text:p>Expected Result</text:p>
          </table:table-cell>
          <table:table-cell office:value-type="string" table:style-name="ce9">
            <text:p>Actual Result</text:p>
          </table:table-cell>
          <table:table-cell office:value-type="string" table:style-name="ce10">
            <text:p>Pass/Fail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C_Guru99_NcNameField_001</text:p>
          </table:table-cell>
          <table:table-cell office:value-type="string" table:style-name="ce3">
            <text:p>Verify Name Field</text:p>
          </table:table-cell>
          <table:table-cell office:value-type="string" table:style-name="ce2">
            <text:p><text:s/>Name cannot be empty</text:p>
          </table:table-cell>
          <table:table-cell office:value-type="string" table:style-name="ce4">
            <text:p><text:s/>1) Do not enter a value in NAM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name must not be blank" must shown<text:s/></text:p>
          </table:table-cell>
          <table:table-cell office:value-type="string" table:style-name="ce2">
            <text:p>An error message "Customer name must not be blank" <text:s/>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TC_Guru99_NcNameField_002</text:p>
          </table:table-cell>
          <table:table-cell table:style-name="ce5"/>
          <table:table-cell office:value-type="string" table:style-name="ce2">
            <text:p>Name cannot be numeric</text:p>
          </table:table-cell>
          <table:table-cell office:value-type="string" table:style-name="ce2">
            <text:p>1) Enter numeric value in NAME Field</text:p>
          </table:table-cell>
          <table:table-cell office:value-type="string" table:style-name="ce4">
            <text:p>1234</text:p>
            <text:p>name123</text:p>
            <text:p><text:s/></text:p>
            <text:p><text:s/></text:p>
          </table:table-cell>
          <table:table-cell office:value-type="string" table:style-name="ce2">
            <text:p>An error message "Numbers are not allowed" must be shown<text:s/></text:p>
          </table:table-cell>
          <table:table-cell office:value-type="string" table:style-name="ce2">
            <text:p>An error message "Numb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TC_Guru99_NcNameField_003</text:p>
          </table:table-cell>
          <table:table-cell table:style-name="ce5"/>
          <table:table-cell office:value-type="string" table:style-name="ce2">
            <text:p>Name cannot have special character</text:p>
          </table:table-cell>
          <table:table-cell office:value-type="string" table:style-name="ce2">
            <text:p>1) Enter Special Character In NAME Field</text:p>
          </table:table-cell>
          <table:table-cell office:value-type="string" table:style-name="ce2">
            <text:p>nam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C_Guru99_NcNameField_004</text:p>
          </table:table-cell>
          <table:table-cell table:style-name="ce5"/>
          <table:table-cell office:value-type="string" table:style-name="ce2">
            <text:p>Name cannot have first character as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First character cannot have space" must be shown</text:p>
          </table:table-cell>
          <table:table-cell office:value-type="string" table:style-name="ce2">
            <text:p>An error message "Numb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AddressField_005</text:p>
          </table:table-cell>
          <table:table-cell office:value-type="string" table:style-name="ce3">
            <text:p>Verify Address Field</text:p>
          </table:table-cell>
          <table:table-cell office:value-type="string" table:style-name="ce3">
            <text:p><text:s/>Address cannot be empty</text:p>
          </table:table-cell>
          <table:table-cell office:value-type="string" table:style-name="ce2">
            <text:p>1) Do not enter a value in ADDRESS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Address canot be empty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C_Guru99_NcAddressField_006</text:p>
          </table:table-cell>
          <table:table-cell table:style-name="ce5"/>
          <table:table-cell office:value-type="string" table:style-name="ce2">
            <text:p>Address cannot have first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First character cannot have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AddressField_007</text:p>
          </table:table-cell>
          <table:table-cell table:style-name="ce5"/>
          <table:table-cell office:value-type="string" table:style-name="ce2">
            <text:p>Address cannot have special character</text:p>
          </table:table-cell>
          <table:table-cell office:value-type="string" table:style-name="ce3">
            <text:p>1) Enter Special Character In ADDRESS Field</text:p>
          </table:table-cell>
          <table:table-cell office:value-type="string" table:style-name="ce2">
            <text:p>address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CityField_008</text:p>
          </table:table-cell>
          <table:table-cell office:value-type="string" table:style-name="ce3">
            <text:p>Verify City Field</text:p>
          </table:table-cell>
          <table:table-cell office:value-type="string" table:style-name="ce3">
            <text:p>City cannot be empty</text:p>
          </table:table-cell>
          <table:table-cell office:value-type="string" table:style-name="ce4">
            <text:p><text:s/>1) Do not enter a value in City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ity Field must be not blank" must be shown<text:s/></text:p>
          </table:table-cell>
          <table:table-cell office:value-type="string" table:style-name="ce2">
            <text:p>An error message "City Field must be not blank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TC_Guru99_NcCityField_009</text:p>
          </table:table-cell>
          <table:table-cell table:style-name="ce5"/>
          <table:table-cell office:value-type="string" table:style-name="ce3">
            <text:p>City cannot be numeric</text:p>
          </table:table-cell>
          <table:table-cell office:value-type="string" table:style-name="ce3">
            <text:p>1) Enter numeric value in CITY Field</text:p>
          </table:table-cell>
          <table:table-cell office:value-type="string" table:style-name="ce4">
            <text:p>1234</text:p>
            <text:p>city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2">
            <text:p>An error message "Numb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CityField_010</text:p>
          </table:table-cell>
          <table:table-cell table:style-name="ce5"/>
          <table:table-cell office:value-type="string" table:style-name="ce2">
            <text:p>City cannot have special character</text:p>
          </table:table-cell>
          <table:table-cell office:value-type="string" table:style-name="ce2">
            <text:p>1) Enter Special Character In CITY Field</text:p>
          </table:table-cell>
          <table:table-cell office:value-type="string" table:style-name="ce2">
            <text:p>city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C_Guru99_NcCityField_011</text:p>
          </table:table-cell>
          <table:table-cell table:style-name="ce5"/>
          <table:table-cell office:value-type="string" table:style-name="ce2">
            <text:p>City cannot have first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First character cannot have space" must be shown</text:p>
          </table:table-cell>
          <table:table-cell office:value-type="string" table:style-name="ce2">
            <text:p>An error message "Numbers are not allowed" is shown<text:s/>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StateField_012</text:p>
          </table:table-cell>
          <table:table-cell office:value-type="string" table:style-name="ce3">
            <text:p>Verify State Field</text:p>
          </table:table-cell>
          <table:table-cell office:value-type="string" table:style-name="ce2">
            <text:p><text:s/>State cannot be empty</text:p>
          </table:table-cell>
          <table:table-cell office:value-type="string" table:style-name="ce4">
            <text:p><text:s/>1) Do not enter a value in STAT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STATE must not be blank</text:p>
            <text:p>" must be shown<text:s/></text:p>
          </table:table-cell>
          <table:table-cell office:value-type="string" table:style-name="ce2">
            <text:p>An error message "STATE must not be blank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4">
          <table:table-cell office:value-type="string" table:style-name="ce3">
            <text:p>TC_Guru99_NcStateField_013</text:p>
          </table:table-cell>
          <table:table-cell table:style-name="ce5"/>
          <table:table-cell office:value-type="string" table:style-name="ce2">
            <text:p>State cannot be numeric</text:p>
          </table:table-cell>
          <table:table-cell office:value-type="string" table:style-name="ce2">
            <text:p>1) Enter numeric value in STATE Field</text:p>
          </table:table-cell>
          <table:table-cell office:value-type="string" table:style-name="ce4">
            <text:p>1234</text:p>
            <text:p>state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2">
            <text:p>An error message "Numb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StateField_014</text:p>
          </table:table-cell>
          <table:table-cell table:style-name="ce5"/>
          <table:table-cell office:value-type="string" table:style-name="ce2">
            <text:p>State cannot have special character</text:p>
          </table:table-cell>
          <table:table-cell office:value-type="string" table:style-name="ce2">
            <text:p>1) Enter Special Character In STATE Field</text:p>
          </table:table-cell>
          <table:table-cell office:value-type="string" table:style-name="ce2">
            <text:p>stat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C_Guru99_NcStateField_015</text:p>
          </table:table-cell>
          <table:table-cell table:style-name="ce5"/>
          <table:table-cell office:value-type="string" table:style-name="ce2">
            <text:p>State cannot have first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First character cannot have space" must be shown</text:p>
          </table:table-cell>
          <table:table-cell office:value-type="string" table:style-name="ce2">
            <text:p>An error message "Numbers are not allowed" is shown<text:s/>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3">
          <table:table-cell office:value-type="string" table:style-name="ce3">
            <text:p>TC_Guru99_NcPINField_016</text:p>
          </table:table-cell>
          <table:table-cell office:value-type="string" table:style-name="ce3">
            <text:p>Verify PIN Field</text:p>
          </table:table-cell>
          <table:table-cell office:value-type="string" table:style-name="ce3">
            <text:p>PIN must be numeric</text:p>
          </table:table-cell>
          <table:table-cell office:value-type="string" table:style-name="ce2">
            <text:p>1) Enter character value in PIN Field</text:p>
          </table:table-cell>
          <table:table-cell office:value-type="string" table:style-name="ce4">
            <text:p>1234</text:p>
            <text:p>1234pin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PINField_017</text:p>
          </table:table-cell>
          <table:table-cell table:style-name="ce5"/>
          <table:table-cell office:value-type="string" table:style-name="ce2">
            <text:p><text:s/>PIN cannot be empty</text:p>
          </table:table-cell>
          <table:table-cell office:value-type="string" table:style-name="ce4">
            <text:p><text:s/>1) Do not enter a value in PIN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PIN Code must not be blank" must be shown<text:s/></text:p>
          </table:table-cell>
          <table:table-cell office:value-type="string" table:style-name="ce2">
            <text:p>An error message "PIN Code must not be blank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5">
          <table:table-cell office:value-type="string" table:style-name="ce3">
            <text:p>TC_Guru99_NcPINField_018</text:p>
          </table:table-cell>
          <table:table-cell table:style-name="ce5"/>
          <table:table-cell office:value-type="string" table:style-name="ce3">
            <text:p>PIN must have 6 Digits</text:p>
          </table:table-cell>
          <table:table-cell office:value-type="string" table:style-name="ce4">
            <text:p>1) Enter More than 6 digit in PIN field</text:p>
            <text:p>2) Enter Less Than 6 digit in PIN field</text:p>
          </table:table-cell>
          <table:table-cell office:value-type="string" table:style-name="ce4">
            <text:p>12</text:p>
            <text:p>123</text:p>
            <text:p><text:s/></text:p>
            <text:p><text:s/></text:p>
          </table:table-cell>
          <table:table-cell office:value-type="string" table:style-name="ce2">
            <text:p>An error message "PIN Code must have 6 Digits" must be shown</text:p>
          </table:table-cell>
          <table:table-cell office:value-type="string" table:style-name="ce2">
            <text:p>An error message "PIN Code must have 6 Digits" is shown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PINField_019</text:p>
          </table:table-cell>
          <table:table-cell table:style-name="ce5"/>
          <table:table-cell office:value-type="string" table:style-name="ce2">
            <text:p>PIN cannot have special character</text:p>
          </table:table-cell>
          <table:table-cell office:value-type="string" table:style-name="ce2">
            <text:p>1) Enter Special Character In PIN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C_Guru99_NcPINField_020</text:p>
          </table:table-cell>
          <table:table-cell table:style-name="ce5"/>
          <table:table-cell office:value-type="string" table:style-name="ce2">
            <text:p>PIN cannot have first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First character can not have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TelephoneField_021</text:p>
          </table:table-cell>
          <table:table-cell office:value-type="string" table:style-name="ce3">
            <text:p>Verify Telephone Field</text:p>
          </table:table-cell>
          <table:table-cell office:value-type="string" table:style-name="ce2">
            <text:p><text:s/>Telephone cannot be empty</text:p>
          </table:table-cell>
          <table:table-cell office:value-type="string" table:style-name="ce4">
            <text:p><text:s/>1) Do not enter a value in Telephon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Telephone no must not be blank" must be shown<text:s/></text:p>
          </table:table-cell>
          <table:table-cell office:value-type="string" table:style-name="ce2">
            <text:p>An error message "Telephone no must not be blank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C_Guru99_NcTelephoneField_022</text:p>
          </table:table-cell>
          <table:table-cell table:style-name="ce5"/>
          <table:table-cell office:value-type="string" table:style-name="ce2">
            <text:p>Telephone cannot have first character as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First character cannot have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TC_Guru99_NcTelephoneField_023</text:p>
          </table:table-cell>
          <table:table-cell table:style-name="ce5"/>
          <table:table-cell office:value-type="string" table:style-name="ce3">
            <text:p>Telephone cannot have spaces</text:p>
          </table:table-cell>
          <table:table-cell office:value-type="string" table:style-name="ce2">
            <text:p>1) Enter Blank space in Telephone</text:p>
          </table:table-cell>
          <table:table-cell office:value-type="string" table:style-name="ce4">
            <text:p>123 123</text:p>
          </table:table-cell>
          <table:table-cell office:value-type="string" table:style-name="ce2">
            <text:p>An error message "Telephone cannot have spaces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3">
            <text:p>TC_Guru99_NcTelephoneField_024</text:p>
          </table:table-cell>
          <table:table-cell table:style-name="ce5"/>
          <table:table-cell office:value-type="string" table:style-name="ce2">
            <text:p>Telephone cannot have special character</text:p>
          </table:table-cell>
          <table:table-cell office:value-type="string" table:style-name="ce2">
            <text:p>1) Enter Special Character In Telephone Field</text:p>
          </table:table-cell>
          <table:table-cell office:value-type="string" table:style-name="ce2">
            <text:p>"886636!@12</text:p>
            <text:p>!@88662682</text:p>
            <text:p>88663682!@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7">
          <table:table-cell office:value-type="string" table:style-name="ce3">
            <text:p>TC_Guru99_NcTelephoneField_023</text:p>
          </table:table-cell>
          <table:table-cell table:style-name="ce5"/>
          <table:table-cell office:value-type="string" table:style-name="ce3">
            <text:p>Telephone must be numeric</text:p>
          </table:table-cell>
          <table:table-cell office:value-type="string" table:style-name="ce2">
            <text:p>1) Enter character value in Telephone Field</text:p>
          </table:table-cell>
          <table:table-cell office:value-type="string" table:style-name="ce4">
            <text:p>1234seven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TC_Guru99_NcEmailField_025</text:p>
          </table:table-cell>
          <table:table-cell office:value-type="string" table:style-name="ce3">
            <text:p>Verify Email Field</text:p>
          </table:table-cell>
          <table:table-cell office:value-type="string" table:style-name="ce2">
            <text:p><text:s/>Email cannot be empty</text:p>
          </table:table-cell>
          <table:table-cell office:value-type="string" table:style-name="ce4">
            <text:p>1) Do not enter a value in EMAIL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Email_ID must not be blank" must be shown<text:s/></text:p>
          </table:table-cell>
          <table:table-cell office:value-type="string" table:style-name="ce2">
            <text:p>An error message "Email_ID must not be blank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8">
          <table:table-cell office:value-type="string" table:style-name="ce3">
            <text:p>TC_Guru99_NcEmailField_026</text:p>
          </table:table-cell>
          <table:table-cell table:style-name="ce5"/>
          <table:table-cell office:value-type="string" table:style-name="ce3">
            <text:p>Email must be in correct format</text:p>
          </table:table-cell>
          <table:table-cell office:value-type="string" table:style-name="ce3">
            <text:p>1) Enter invalide Email in Email field</text:p>
          </table:table-cell>
          <table:table-cell office:value-type="string" table:style-name="ce2">
            <text:p>guru99@gmail guru99</text:p>
            <text:p>guru99@ guru99@gmail. guru99gmail.com<text:s/></text:p>
          </table:table-cell>
          <table:table-cell office:value-type="string" table:style-name="ce2">
            <text:p>An error message "Email_ID is not valid" must be shown<text:s/></text:p>
          </table:table-cell>
          <table:table-cell office:value-type="string" table:style-name="ce2">
            <text:p>An error message "Email_ID is not valid" is shown<text:s/></text:p>
          </table:table-cell>
          <table:table-cell office:value-type="string" table:style-name="ce5">
            <text:p>Pas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C_Guru99_NcEmailField_027</text:p>
          </table:table-cell>
          <table:table-cell table:style-name="ce5"/>
          <table:table-cell office:value-type="string" table:style-name="ce2">
            <text:p>Email cannot have first character as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Email_ID is not vali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C_Guru99_NcVerifyField_028</text:p>
          </table:table-cell>
          <table:table-cell office:value-type="string" table:style-name="ce3">
            <text:p>Verify Field Labels</text:p>
          </table:table-cell>
          <table:table-cell office:value-type="string" table:style-name="ce2">
            <text:p>Check all Fields name(Label) are as documented in SRS for all modules</text:p>
          </table:table-cell>
          <table:table-cell office:value-type="string" table:style-name="ce7">
            <text:p>Cross check Field names with that in SRS</text:p>
          </table:table-cell>
          <table:table-cell table:style-name="ce5"/>
          <table:table-cell office:value-type="string" table:style-name="ce22">
            <text:p>Field names in SRS and system should match</text:p>
          </table:table-cell>
          <table:table-cell office:value-type="string" table:style-name="ce11">
            <text:p>Telephone Number will be "Mobile Number"</text:p>
          </table:table-cell>
          <table:table-cell office:value-type="string" table:style-name="ce12">
            <text:p>Fail</text:p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  <table:table table:name="Edit_Customer" table:style-name="ta2"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9">
            <text:p>SR#</text:p>
          </table:table-cell>
          <table:table-cell office:value-type="string" table:style-name="ce20">
            <text:p>Test Scenario</text:p>
          </table:table-cell>
          <table:table-cell office:value-type="string" table:style-name="ce20">
            <text:p>Test Cases</text:p>
          </table:table-cell>
          <table:table-cell office:value-type="string" table:style-name="ce20">
            <text:p>Test Steps</text:p>
          </table:table-cell>
          <table:table-cell office:value-type="string" table:style-name="ce20">
            <text:p>Test Data</text:p>
          </table:table-cell>
          <table:table-cell office:value-type="string" table:style-name="ce20">
            <text:p>Expected Result</text:p>
          </table:table-cell>
          <table:table-cell office:value-type="string" table:style-name="ce20">
            <text:p>Actual Result</text:p>
          </table:table-cell>
          <table:table-cell office:value-type="string" table:style-name="ce14">
            <text:p>Pass/Fail</text:p>
          </table:table-cell>
          <table:table-cell table:number-columns-repeated="11" table:style-name="ce15"/>
          <table:table-cell table:style-name="ce16"/>
          <table:table-cell table:number-columns-repeated="16364"/>
        </table:table-row>
        <table:table-row table:style-name="ro9">
          <table:table-cell office:value-type="string" table:style-name="ce3">
            <text:p>TC_Guru99_EcCustomerID_001</text:p>
          </table:table-cell>
          <table:table-cell office:value-type="string" table:style-name="ce6">
            <text:p>Verify Customer id</text:p>
          </table:table-cell>
          <table:table-cell office:value-type="string" table:style-name="ce2">
            <text:p>Customer id cannot be empty</text:p>
          </table:table-cell>
          <table:table-cell office:value-type="string" table:style-name="ce4">
            <text:p>1) Do not enter a value in Customer id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ID is required" must be shown<text:s/></text:p>
          </table:table-cell>
          <table:table-cell office:value-type="string" table:style-name="ce2">
            <text:p>An error message "Customer ID is required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cCustomerID_002</text:p>
          </table:table-cell>
          <table:table-cell table:style-name="ce5"/>
          <table:table-cell office:value-type="string" table:style-name="ce2">
            <text:p>Customer id cannot have special character</text:p>
          </table:table-cell>
          <table:table-cell office:value-type="string" table:style-name="ce2">
            <text:p>1) Enter Special Character In Customer id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cCustomerID_003</text:p>
          </table:table-cell>
          <table:table-cell table:style-name="ce5"/>
          <table:table-cell office:value-type="string" table:style-name="ce3">
            <text:p>Customer id must be numeric</text:p>
          </table:table-cell>
          <table:table-cell office:value-type="string" table:style-name="ce2">
            <text:p>1) Enter character value in Customer id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cCustomerID_004</text:p>
          </table:table-cell>
          <table:table-cell table:style-name="ce5"/>
          <table:table-cell office:value-type="string" table:style-name="ce2">
            <text:p>Valid Customer Id</text:p>
            <text:p/>
          </table:table-cell>
          <table:table-cell office:value-type="string" table:style-name="ce2">
            <text:p>1) Enter valid Customer id</text:p>
            <text:p>2) Submit</text:p>
          </table:table-cell>
          <table:table-cell office:value-type="string" table:style-name="ce3">
            <text:p>xyz</text:p>
          </table:table-cell>
          <table:table-cell office:value-type="string" table:style-name="ce2">
            <text:p>Edit Customer successfully redirect to Edit Customer Page</text:p>
          </table:table-cell>
          <table:table-cell office:value-type="string" table:style-name="ce17">
            <text:p>pop up message "Please fill all fields"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2">
            <text:p>TC_Guru99_EcNameField_005</text:p>
          </table:table-cell>
          <table:table-cell office:value-type="string" table:style-name="ce3">
            <text:p>Verify Name Field</text:p>
          </table:table-cell>
          <table:table-cell office:value-type="string" table:style-name="ce2">
            <text:p><text:s/>Name cannot be empty</text:p>
          </table:table-cell>
          <table:table-cell office:value-type="string" table:style-name="ce4">
            <text:p>1) Do not enter a value in NAM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name must not be blank" must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1">
          <table:table-cell office:value-type="string" table:style-name="ce6">
            <text:p>TC_Guru99_EcNameField_006</text:p>
          </table:table-cell>
          <table:table-cell table:style-name="ce5"/>
          <table:table-cell office:value-type="string" table:style-name="ce2">
            <text:p>Name cannot be numeric</text:p>
          </table:table-cell>
          <table:table-cell office:value-type="string" table:style-name="ce2">
            <text:p>1) Enter numeric value in NAME Field</text:p>
          </table:table-cell>
          <table:table-cell office:value-type="string" table:style-name="ce4">
            <text:p>1234</text:p>
            <text:p>name123</text:p>
            <text:p><text:s/></text:p>
            <text:p><text:s/></text:p>
          </table:table-cell>
          <table:table-cell office:value-type="string" table:style-name="ce2">
            <text:p>An error message "Numbers are not allowed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6">
            <text:p>TC_Guru99_EcNameField_007</text:p>
          </table:table-cell>
          <table:table-cell table:style-name="ce5"/>
          <table:table-cell office:value-type="string" table:style-name="ce2">
            <text:p>Name cannot have special character</text:p>
          </table:table-cell>
          <table:table-cell office:value-type="string" table:style-name="ce2">
            <text:p>1) Enter Special Character In NAME Field</text:p>
          </table:table-cell>
          <table:table-cell office:value-type="string" table:style-name="ce2">
            <text:p>nam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">
            <text:p>TC_Guru99_EcAddressField_008</text:p>
          </table:table-cell>
          <table:table-cell office:value-type="string" table:style-name="ce3">
            <text:p>Verify Address Field</text:p>
          </table:table-cell>
          <table:table-cell office:value-type="string" table:style-name="ce3">
            <text:p><text:s/>Address cannot be empty</text:p>
          </table:table-cell>
          <table:table-cell office:value-type="string" table:style-name="ce2">
            <text:p>1) Do not enter a value in ADDRESS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Address canot be empty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">
            <text:p>TC_Guru99_EcCityField_009</text:p>
          </table:table-cell>
          <table:table-cell office:value-type="string" table:style-name="ce3">
            <text:p>Verify City Field</text:p>
          </table:table-cell>
          <table:table-cell office:value-type="string" table:style-name="ce3">
            <text:p>City cannot be empty</text:p>
          </table:table-cell>
          <table:table-cell office:value-type="string" table:style-name="ce4">
            <text:p>1) Do not enter a value in City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ity Field must be not blank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2">
          <table:table-cell office:value-type="string" table:style-name="ce3">
            <text:p>TC_Guru99_EcCityField_010</text:p>
          </table:table-cell>
          <table:table-cell table:style-name="ce5"/>
          <table:table-cell office:value-type="string" table:style-name="ce3">
            <text:p>City cannot be numeric</text:p>
          </table:table-cell>
          <table:table-cell office:value-type="string" table:style-name="ce3">
            <text:p>1) Enter numeric value in CITY Field</text:p>
          </table:table-cell>
          <table:table-cell office:value-type="string" table:style-name="ce4">
            <text:p>1234</text:p>
            <text:p>city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">
            <text:p>TC_Guru99_EcCityField_011</text:p>
          </table:table-cell>
          <table:table-cell table:style-name="ce5"/>
          <table:table-cell office:value-type="string" table:style-name="ce2">
            <text:p>City cannot have special character</text:p>
          </table:table-cell>
          <table:table-cell office:value-type="string" table:style-name="ce2">
            <text:p>1) Enter Special Character In CITY Field</text:p>
          </table:table-cell>
          <table:table-cell office:value-type="string" table:style-name="ce2">
            <text:p>city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">
            <text:p>TC_Guru99_EcStateField_012</text:p>
          </table:table-cell>
          <table:table-cell office:value-type="string" table:style-name="ce3">
            <text:p>Verify State Field</text:p>
          </table:table-cell>
          <table:table-cell office:value-type="string" table:style-name="ce2">
            <text:p><text:s/>State cannot be empty</text:p>
          </table:table-cell>
          <table:table-cell office:value-type="string" table:style-name="ce4">
            <text:p>1) Do not enter a value in STAT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STATE must not be blank</text:p>
            <text:p>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3">
          <table:table-cell office:value-type="string" table:style-name="ce3">
            <text:p>TC_Guru99_EcStateField_013</text:p>
          </table:table-cell>
          <table:table-cell table:style-name="ce5"/>
          <table:table-cell office:value-type="string" table:style-name="ce2">
            <text:p>State cannot be numeric</text:p>
          </table:table-cell>
          <table:table-cell office:value-type="string" table:style-name="ce2">
            <text:p>1) Enter numeric value in STATE Field</text:p>
          </table:table-cell>
          <table:table-cell office:value-type="string" table:style-name="ce4">
            <text:p>1234</text:p>
            <text:p>state123</text:p>
            <text:p><text:s/></text:p>
            <text:p><text:s/></text:p>
          </table:table-cell>
          <table:table-cell office:value-type="string" table:style-name="ce2">
            <text:p>An error message "Numbers are not allowed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">
            <text:p>TC_Guru99_EcStateField_014</text:p>
          </table:table-cell>
          <table:table-cell table:style-name="ce5"/>
          <table:table-cell office:value-type="string" table:style-name="ce2">
            <text:p>State cannot have special character</text:p>
          </table:table-cell>
          <table:table-cell office:value-type="string" table:style-name="ce2">
            <text:p>1) Enter Special Character In STATE Field</text:p>
          </table:table-cell>
          <table:table-cell office:value-type="string" table:style-name="ce2">
            <text:p>state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4">
          <table:table-cell office:value-type="string" table:style-name="ce3">
            <text:p>TC_Guru99_EcPINField_015</text:p>
          </table:table-cell>
          <table:table-cell office:value-type="string" table:style-name="ce3">
            <text:p>Verify PIN Field</text:p>
          </table:table-cell>
          <table:table-cell office:value-type="string" table:style-name="ce3">
            <text:p>PIN must be numeric</text:p>
          </table:table-cell>
          <table:table-cell office:value-type="string" table:style-name="ce2">
            <text:p>1) Enter character value in PIN Field</text:p>
          </table:table-cell>
          <table:table-cell office:value-type="string" table:style-name="ce4">
            <text:p>1234</text:p>
            <text:p>1234pin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3">
            <text:p>TC_Guru99_EcPINField_016</text:p>
          </table:table-cell>
          <table:table-cell table:style-name="ce5"/>
          <table:table-cell office:value-type="string" table:style-name="ce2">
            <text:p><text:s/>PIN cannot be empty</text:p>
          </table:table-cell>
          <table:table-cell office:value-type="string" table:style-name="ce4">
            <text:p>1) Do not enter a value in PIN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PIN Code must not be blank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12">
          <table:table-cell office:value-type="string" table:style-name="ce3">
            <text:p>TC_Guru99_EcPINField_017</text:p>
          </table:table-cell>
          <table:table-cell table:style-name="ce5"/>
          <table:table-cell office:value-type="string" table:style-name="ce3">
            <text:p>PIN must have 6 Digits</text:p>
          </table:table-cell>
          <table:table-cell office:value-type="string" table:style-name="ce4">
            <text:p>1) Enter More than 6 digit in PIN field</text:p>
            <text:p>2) Enter Less Than 6 digit in PIN field</text:p>
          </table:table-cell>
          <table:table-cell office:value-type="string" table:style-name="ce4">
            <text:p>12</text:p>
            <text:p>123</text:p>
            <text:p><text:s/></text:p>
            <text:p><text:s/></text:p>
          </table:table-cell>
          <table:table-cell office:value-type="string" table:style-name="ce2">
            <text:p>An error message "PIN Code must have 6 Digits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10">
          <table:table-cell office:value-type="string" table:style-name="ce3">
            <text:p>TC_Guru99_EcPINField_018</text:p>
          </table:table-cell>
          <table:table-cell table:style-name="ce5"/>
          <table:table-cell office:value-type="string" table:style-name="ce2">
            <text:p>PIN cannot have special character</text:p>
          </table:table-cell>
          <table:table-cell office:value-type="string" table:style-name="ce2">
            <text:p>1) Enter Special Character In PIN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10">
          <table:table-cell office:value-type="string" table:style-name="ce3">
            <text:p>TC_Guru99_EcTelephoneField_019</text:p>
          </table:table-cell>
          <table:table-cell office:value-type="string" table:style-name="ce3">
            <text:p>Verify Telephone Field</text:p>
          </table:table-cell>
          <table:table-cell office:value-type="string" table:style-name="ce2">
            <text:p><text:s/>Telephone cannot be empty</text:p>
          </table:table-cell>
          <table:table-cell office:value-type="string" table:style-name="ce4">
            <text:p>1) Do not enter a value in Telephon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Telephone no must not be blank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6">
          <table:table-cell office:value-type="string" table:style-name="ce3">
            <text:p>TC_Guru99_EcTelephoneField_020</text:p>
          </table:table-cell>
          <table:table-cell table:style-name="ce5"/>
          <table:table-cell office:value-type="string" table:style-name="ce2">
            <text:p>Telephone cannot have special character</text:p>
          </table:table-cell>
          <table:table-cell office:value-type="string" table:style-name="ce2">
            <text:p>1) Enter Special Character In Telephone Field</text:p>
          </table:table-cell>
          <table:table-cell office:value-type="string" table:style-name="ce2">
            <text:p>"886636!@12</text:p>
            <text:p>!@88662682</text:p>
            <text:p>88663682!@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10">
          <table:table-cell office:value-type="string" table:style-name="ce3">
            <text:p>TC_Guru99_EcEmailField_021</text:p>
          </table:table-cell>
          <table:table-cell office:value-type="string" table:style-name="ce3">
            <text:p>Verify Email Field</text:p>
          </table:table-cell>
          <table:table-cell office:value-type="string" table:style-name="ce2">
            <text:p><text:s/>Email cannot be empty</text:p>
          </table:table-cell>
          <table:table-cell office:value-type="string" table:style-name="ce4">
            <text:p>1) Do not enter a value in EMAIL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Email_ID must not be blank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15">
          <table:table-cell office:value-type="string" table:style-name="ce3">
            <text:p>TC_Guru99_EcEmailField_022</text:p>
          </table:table-cell>
          <table:table-cell table:style-name="ce5"/>
          <table:table-cell office:value-type="string" table:style-name="ce2">
            <text:p>Email must be in format</text:p>
            <text:p>career@guru99.com</text:p>
          </table:table-cell>
          <table:table-cell office:value-type="string" table:style-name="ce3">
            <text:p>1) Enter invalide Email in Email field</text:p>
          </table:table-cell>
          <table:table-cell office:value-type="string" table:style-name="ce2">
            <text:p>guru99@gmail</text:p>
            <text:p>guru99</text:p>
            <text:p>Guru99@</text:p>
            <text:p>gurugmail.com</text:p>
          </table:table-cell>
          <table:table-cell office:value-type="string" table:style-name="ce2">
            <text:p>An error message "Email must be in format <text:s/>example@example.com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style-name="ro16">
          <table:table-cell office:value-type="string" table:style-name="ce3">
            <text:p>TC_Guru99_EcEmailField_023</text:p>
          </table:table-cell>
          <table:table-cell table:style-name="ce5"/>
          <table:table-cell office:value-type="string" table:style-name="ce2">
            <text:p>Email must be in format</text:p>
            <text:p>career@guru99.com</text:p>
          </table:table-cell>
          <table:table-cell office:value-type="string" table:style-name="ce3">
            <text:p>1) Enter invalide Email in Email field</text:p>
          </table:table-cell>
          <table:table-cell office:value-type="string" table:style-name="ce2">
            <text:p>guru99@gmail</text:p>
            <text:p>guru99</text:p>
            <text:p>Guru99@</text:p>
            <text:p>guru99@gmail.</text:p>
            <text:p>guru99gmail.</text:p>
            <text:p>com</text:p>
          </table:table-cell>
          <table:table-cell office:value-type="string" table:style-name="ce2">
            <text:p>An error message "Email must be in format <text:s/>Example@example.com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New_Account" table:style-name="ta3"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4" table:default-cell-style-name="ce5"/>
        <table:table-column table:style-name="co3" table:default-cell-style-name="ce5"/>
        <table:table-column table:style-name="co22" table:default-cell-style-name="ce1"/>
        <table:table-column table:style-name="co17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9">
            <text:p>SR#</text:p>
          </table:table-cell>
          <table:table-cell office:value-type="string" table:style-name="ce20">
            <text:p>Test Scenario</text:p>
          </table:table-cell>
          <table:table-cell office:value-type="string" table:style-name="ce20">
            <text:p>Test Cases</text:p>
          </table:table-cell>
          <table:table-cell office:value-type="string" table:style-name="ce20">
            <text:p>Test Steps</text:p>
          </table:table-cell>
          <table:table-cell office:value-type="string" table:style-name="ce20">
            <text:p>Test Data</text:p>
          </table:table-cell>
          <table:table-cell office:value-type="string" table:style-name="ce20">
            <text:p>Expected Result</text:p>
          </table:table-cell>
          <table:table-cell office:value-type="string" table:style-name="ce14">
            <text:p>Actual Result</text:p>
          </table:table-cell>
          <table:table-cell office:value-type="string" table:style-name="ce14">
            <text:p>Pass/Fail</text:p>
          </table:table-cell>
          <table:table-cell table:number-columns-repeated="11" table:style-name="ce15"/>
          <table:table-cell table:style-name="ce16"/>
          <table:table-cell table:number-columns-repeated="16364"/>
        </table:table-row>
        <table:table-row table:style-name="ro2">
          <table:table-cell office:value-type="string" table:style-name="ce3">
            <text:p>TC_Guru99_NaCustomerID_001</text:p>
          </table:table-cell>
          <table:table-cell office:value-type="string" table:style-name="ce6">
            <text:p>Verify Customer id</text:p>
          </table:table-cell>
          <table:table-cell office:value-type="string" table:style-name="ce2">
            <text:p>Customer id cannot be empty</text:p>
          </table:table-cell>
          <table:table-cell office:value-type="string" table:style-name="ce4">
            <text:p>1) Do not enter a value in Customer id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ID is requir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NaCustomerID_002</text:p>
          </table:table-cell>
          <table:table-cell table:style-name="ce5"/>
          <table:table-cell office:value-type="string" table:style-name="ce2">
            <text:p>Customer id cannot have special character</text:p>
          </table:table-cell>
          <table:table-cell office:value-type="string" table:style-name="ce2">
            <text:p>1) Enter Special Character In Customer id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NaCustomerID_003</text:p>
          </table:table-cell>
          <table:table-cell table:style-name="ce5"/>
          <table:table-cell office:value-type="string" table:style-name="ce3">
            <text:p>Customer id must be numeric</text:p>
          </table:table-cell>
          <table:table-cell office:value-type="string" table:style-name="ce2">
            <text:p>1) Enter character value in Customer id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NaCustomerID_004</text:p>
          </table:table-cell>
          <table:table-cell table:style-name="ce5"/>
          <table:table-cell office:value-type="string" table:style-name="ce2">
            <text:p>Customer id cannot have blank space</text:p>
          </table:table-cell>
          <table:table-cell office:value-type="string" table:style-name="ce2">
            <text:p>1) Customer Id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Customer id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TC_Guru99_NaCustomerID_005</text:p>
          </table:table-cell>
          <table:table-cell table:style-name="ce5"/>
          <table:table-cell office:value-type="string" table:style-name="ce3">
            <text:p>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Customer id cannot have first character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6">
          <table:table-cell office:value-type="string" table:style-name="ce3">
            <text:p>TC_Guru99_NaInitialDeposit_006</text:p>
          </table:table-cell>
          <table:table-cell office:value-type="string" table:style-name="ce3">
            <text:p>Verify Initial Deposit</text:p>
          </table:table-cell>
          <table:table-cell office:value-type="string" table:style-name="ce2">
            <text:p>Initial deposit cannot be empty</text:p>
          </table:table-cell>
          <table:table-cell office:value-type="string" table:style-name="ce4">
            <text:p>1) Do not enter a value in Initial Deposit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Initial deposit <text:s/>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3">
            <text:p>TC_Guru99_NaInitialDeposit_007</text:p>
          </table:table-cell>
          <table:table-cell table:style-name="ce5"/>
          <table:table-cell office:value-type="string" table:style-name="ce3">
            <text:p>Initial deposit must be numeric</text:p>
          </table:table-cell>
          <table:table-cell office:value-type="string" table:style-name="ce2">
            <text:p>1) Enter character value in Initial Deposit Field</text:p>
          </table:table-cell>
          <table:table-cell office:value-type="string" table:style-name="ce2">
            <text:p>1234Acc</text:p>
            <text:p>Acc123</text:p>
            <text:p/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NaInitialDeposit_008</text:p>
          </table:table-cell>
          <table:table-cell table:style-name="ce5"/>
          <table:table-cell office:value-type="string" table:style-name="ce2">
            <text:p>Initial deposit cannot have special character</text:p>
          </table:table-cell>
          <table:table-cell office:value-type="string" table:style-name="ce2">
            <text:p>1) Enter Special Character In Initial Deposit Field</text:p>
          </table:table-cell>
          <table:table-cell office:value-type="string" table:style-name="ce2">
            <text:p>123!@#</text:p>
            <text:p>!@#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NaInitialDeposit_009</text:p>
          </table:table-cell>
          <table:table-cell table:style-name="ce5"/>
          <table:table-cell office:value-type="string" table:style-name="ce3">
            <text:p>Initial deposit cannot have blank space</text:p>
          </table:table-cell>
          <table:table-cell office:value-type="string" table:style-name="ce2">
            <text:p>1) Initial Deposit cannot have Blank space</text:p>
            <text:p>2) Press Tab<text:s/></text:p>
          </table:table-cell>
          <table:table-cell office:value-type="string" table:style-name="ce3">
            <text:p>123 12</text:p>
          </table:table-cell>
          <table:table-cell office:value-type="string" table:style-name="ce2">
            <text:p>An error message "Initial Deposit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NaInitialDeposit_010</text:p>
          </table:table-cell>
          <table:table-cell table:style-name="ce5"/>
          <table:table-cell office:value-type="string" table:style-name="ce2">
            <text:p>Initial deposit cannot have first character as blank space</text:p>
          </table:table-cell>
          <table:table-cell office:value-type="string" table:style-name="ce3">
            <text:p>1) Enter First character Blank space</text:p>
          </table:table-cell>
          <table:table-cell table:style-name="ce5"/>
          <table:table-cell office:value-type="string" table:style-name="ce2">
            <text:p>An error message "First character cannot have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Edit_Account" table:style-name="ta4"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9" table:default-cell-style-name="ce5"/>
        <table:table-column table:style-name="co27" table:default-cell-style-name="ce5"/>
        <table:table-column table:style-name="co28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19">
            <text:p>SR#</text:p>
          </table:table-cell>
          <table:table-cell office:value-type="string" table:style-name="ce20">
            <text:p>Test Scenario</text:p>
          </table:table-cell>
          <table:table-cell office:value-type="string" table:style-name="ce20">
            <text:p>Test Cases</text:p>
          </table:table-cell>
          <table:table-cell office:value-type="string" table:style-name="ce20">
            <text:p>Test Steps</text:p>
          </table:table-cell>
          <table:table-cell office:value-type="string" table:style-name="ce20">
            <text:p>Test Data</text:p>
          </table:table-cell>
          <table:table-cell office:value-type="string" table:style-name="ce20">
            <text:p>Expected Result</text:p>
          </table:table-cell>
          <table:table-cell office:value-type="string" table:style-name="ce14">
            <text:p>Actual Result</text:p>
          </table:table-cell>
          <table:table-cell office:value-type="string" table:style-name="ce14">
            <text:p>Pass/Fail</text:p>
          </table:table-cell>
          <table:table-cell table:number-columns-repeated="11" table:style-name="ce15"/>
          <table:table-cell table:style-name="ce16"/>
          <table:table-cell table:number-columns-repeated="16364"/>
        </table:table-row>
        <table:table-row table:style-name="ro2">
          <table:table-cell office:value-type="string" table:style-name="ce3">
            <text:p>TC_Guru99_Ea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5"/>
          <table:table-cell office:value-type="string" table:style-name="ce2">
            <text:p>An error message "Account Number must not be blank" must be shown<text:s/></text:p>
          </table:table-cell>
          <table:table-cell office:value-type="string" table:style-name="ce2">
            <text:p>An error message "Account Number must not be blank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3">
            <text:p>TC_Guru99_EaAccountNumber_002</text:p>
          </table:table-cell>
          <table:table-cell table:style-name="ce5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AccountNumber_003</text:p>
          </table:table-cell>
          <table:table-cell table:style-name="ce5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AccountNumber_004</text:p>
          </table:table-cell>
          <table:table-cell table:style-name="ce5"/>
          <table:table-cell office:value-type="string" table:style-name="ce3">
            <text:p>Valid Account Number</text:p>
          </table:table-cell>
          <table:table-cell office:value-type="string" table:style-name="ce2">
            <text:p>1) Enter valid Account Number</text:p>
            <text:p>2) Submit<text:s/></text:p>
          </table:table-cell>
          <table:table-cell table:style-name="ce5"/>
          <table:table-cell office:value-type="string" table:style-name="ce2">
            <text:p>Edit Account successfully redirect to Edit Account Form</text:p>
          </table:table-cell>
          <table:table-cell office:value-type="string" table:style-name="ce21">
            <text:p>https://demo.guru99.com/V1/html/editAccountPage.php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AccountNumber_005</text:p>
          </table:table-cell>
          <table:table-cell table:style-name="ce5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">
            <text:p>TC_Guru99_EaAccountNumber_006</text:p>
          </table:table-cell>
          <table:table-cell table:style-name="ce5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CustomerID_007</text:p>
          </table:table-cell>
          <table:table-cell office:value-type="string" table:style-name="ce6">
            <text:p>Verify Customer id</text:p>
          </table:table-cell>
          <table:table-cell office:value-type="string" table:style-name="ce2">
            <text:p>Customer id cannot be empty</text:p>
          </table:table-cell>
          <table:table-cell office:value-type="string" table:style-name="ce4">
            <text:p>1) Do not enter a value in Customer id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Customer ID is required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CustomerID_008</text:p>
          </table:table-cell>
          <table:table-cell table:style-name="ce5"/>
          <table:table-cell office:value-type="string" table:style-name="ce2">
            <text:p>Customer id cannot have special character</text:p>
          </table:table-cell>
          <table:table-cell office:value-type="string" table:style-name="ce2">
            <text:p>1) Enter Special Character In Customer id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Customer ID cannot have Special character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CustomerID_009</text:p>
          </table:table-cell>
          <table:table-cell table:style-name="ce5"/>
          <table:table-cell office:value-type="string" table:style-name="ce3">
            <text:p>Customer id must be numeric</text:p>
          </table:table-cell>
          <table:table-cell office:value-type="string" table:style-name="ce2">
            <text:p>1) Enter character value in Customer id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CustomerID_010</text:p>
          </table:table-cell>
          <table:table-cell table:style-name="ce5"/>
          <table:table-cell office:value-type="string" table:style-name="ce2">
            <text:p>Customer id cannot have blank space</text:p>
          </table:table-cell>
          <table:table-cell office:value-type="string" table:style-name="ce2">
            <text:p>1) Customer Id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Customer id cannot have blank space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TC_Guru99_EaCustomerID_011</text:p>
          </table:table-cell>
          <table:table-cell table:style-name="ce5"/>
          <table:table-cell office:value-type="string" table:style-name="ce3">
            <text:p>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Customer id cannot have first character space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Balance_012</text:p>
          </table:table-cell>
          <table:table-cell office:value-type="string" table:style-name="ce3">
            <text:p>Verify Balance</text:p>
          </table:table-cell>
          <table:table-cell office:value-type="string" table:style-name="ce2">
            <text:p>Balance cannot be empty</text:p>
          </table:table-cell>
          <table:table-cell office:value-type="string" table:style-name="ce4">
            <text:p>1) Do not enter a value in Balance Field</text:p>
            <text:p>2) Press TAB and move to next Field</text:p>
          </table:table-cell>
          <table:table-cell table:style-name="ce5"/>
          <table:table-cell office:value-type="string" table:style-name="ce2">
            <text:p>An error message "Balance cannot be empty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Balance_013</text:p>
          </table:table-cell>
          <table:table-cell table:style-name="ce5"/>
          <table:table-cell office:value-type="string" table:style-name="ce2">
            <text:p>Balance cannot have special character</text:p>
          </table:table-cell>
          <table:table-cell office:value-type="string" table:style-name="ce2">
            <text:p>1) Enter Special Character In Balance <text:s/>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Balance cannot have Special character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Balance_014</text:p>
          </table:table-cell>
          <table:table-cell table:style-name="ce5"/>
          <table:table-cell office:value-type="string" table:style-name="ce3">
            <text:p>Balance must be numeric</text:p>
          </table:table-cell>
          <table:table-cell office:value-type="string" table:style-name="ce2">
            <text:p>1) Enter character value in Balance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EaBalance_015</text:p>
          </table:table-cell>
          <table:table-cell table:style-name="ce5"/>
          <table:table-cell office:value-type="string" table:style-name="ce2">
            <text:p>Balance cannot have blank space</text:p>
          </table:table-cell>
          <table:table-cell office:value-type="string" table:style-name="ce2">
            <text:p>1) Balance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Balance cannot have blank space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3">
            <text:p>TC_Guru99_EaBalance_016</text:p>
          </table:table-cell>
          <table:table-cell table:style-name="ce5"/>
          <table:table-cell office:value-type="string" table:style-name="ce3">
            <text:p>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Balance cannot have first character space" must be shown</text:p>
          </table:table-cell>
          <table:table-cell office:value-type="string" table:style-name="ce18">
            <text:p>Cannot be executed due to connection issue</text:p>
          </table:table-cell>
          <table:table-cell office:value-type="string" table:style-name="ce13">
            <text:p>Fail</text:p>
          </table:table-cell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  <table:table table:name="Delete_Account" table:style-name="ta5">
        <table:table-column table:style-name="co29" table:default-cell-style-name="ce1"/>
        <table:table-column table:style-name="co24" table:default-cell-style-name="ce1"/>
        <table:table-column table:style-name="co25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19">
            <text:p>SR#</text:p>
          </table:table-cell>
          <table:table-cell office:value-type="string" table:style-name="ce20">
            <text:p>Test Scenario</text:p>
          </table:table-cell>
          <table:table-cell office:value-type="string" table:style-name="ce20">
            <text:p>Test Cases</text:p>
          </table:table-cell>
          <table:table-cell office:value-type="string" table:style-name="ce20">
            <text:p>Test Steps</text:p>
          </table:table-cell>
          <table:table-cell office:value-type="string" table:style-name="ce20">
            <text:p>Test Data</text:p>
          </table:table-cell>
          <table:table-cell office:value-type="string" table:style-name="ce20">
            <text:p>Expected Result</text:p>
          </table:table-cell>
          <table:table-cell office:value-type="string" table:style-name="ce14">
            <text:p>Actual Result</text:p>
          </table:table-cell>
          <table:table-cell office:value-type="string" table:style-name="ce14">
            <text:p>Pass/Fail</text:p>
          </table:table-cell>
          <table:table-cell table:number-columns-repeated="11" table:style-name="ce15"/>
          <table:table-cell table:style-name="ce16"/>
          <table:table-cell table:number-columns-repeated="16364"/>
        </table:table-row>
        <table:table-row table:style-name="ro9">
          <table:table-cell office:value-type="string" table:style-name="ce3">
            <text:p>TC_Guru99_Da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3">
            <text:p>An error message "Account Number must not be blank" must be shown<text:s/></text:p>
          </table:table-cell>
          <table:table-cell office:value-type="string" table:style-name="ce11">
            <text:p>An error message "Account Number must not be blank" <text:s/>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17">
          <table:table-cell office:value-type="string" table:style-name="ce3">
            <text:p>TC_Guru99_DaAccountNumber_002</text:p>
          </table:table-cell>
          <table:table-cell table:style-name="ce1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18">
          <table:table-cell office:value-type="string" table:style-name="ce3">
            <text:p>TC_Guru99_DaAccountNumber_003</text:p>
          </table:table-cell>
          <table:table-cell table:style-name="ce1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DaAccountNumber_004</text:p>
          </table:table-cell>
          <table:table-cell table:style-name="ce1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3">
            <text:p>TC_Guru99_DaAccountNumber_005</text:p>
          </table:table-cell>
          <table:table-cell table:style-name="ce1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1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Delete_Customer" table:style-name="ta3">
        <table:table-column table:style-name="co34" table:default-cell-style-name="ce1"/>
        <table:table-column table:style-name="co19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5"/>
        <table:table-column table:style-name="co39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19">
            <text:p>SR#</text:p>
          </table:table-cell>
          <table:table-cell office:value-type="string" table:style-name="ce20">
            <text:p>Test Scenario</text:p>
          </table:table-cell>
          <table:table-cell office:value-type="string" table:style-name="ce20">
            <text:p>Test Cases</text:p>
          </table:table-cell>
          <table:table-cell office:value-type="string" table:style-name="ce20">
            <text:p>Test Steps</text:p>
          </table:table-cell>
          <table:table-cell office:value-type="string" table:style-name="ce20">
            <text:p>Test Data</text:p>
          </table:table-cell>
          <table:table-cell office:value-type="string" table:style-name="ce20">
            <text:p>Expected Result</text:p>
          </table:table-cell>
          <table:table-cell office:value-type="string" table:style-name="ce14">
            <text:p>Actual Result</text:p>
          </table:table-cell>
          <table:table-cell office:value-type="string" table:style-name="ce14">
            <text:p>Pass/Fail</text:p>
          </table:table-cell>
          <table:table-cell table:number-columns-repeated="11" table:style-name="ce15"/>
          <table:table-cell table:style-name="ce16"/>
          <table:table-cell table:number-columns-repeated="16364"/>
        </table:table-row>
        <table:table-row table:style-name="ro4">
          <table:table-cell office:value-type="string" table:style-name="ce3">
            <text:p>TC_Guru99_DcCustomerID_001</text:p>
          </table:table-cell>
          <table:table-cell office:value-type="string" table:style-name="ce6">
            <text:p>Verify Customer id</text:p>
          </table:table-cell>
          <table:table-cell office:value-type="string" table:style-name="ce2">
            <text:p>Customer id cannot be empty</text:p>
          </table:table-cell>
          <table:table-cell office:value-type="string" table:style-name="ce4">
            <text:p>1) Do not enter a value in Customer id Field</text:p>
            <text:p>2) Press TAB and move to next Field</text:p>
          </table:table-cell>
          <table:table-cell table:style-name="ce1"/>
          <table:table-cell office:value-type="string" table:style-name="ce2">
            <text:p>An error message "Customer ID is required" must be shown<text:s/></text:p>
          </table:table-cell>
          <table:table-cell office:value-type="string" table:style-name="ce18">
            <text:p>An error message "Customer ID is required" is shown<text:s text:c="2"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DcCustomerID_002</text:p>
          </table:table-cell>
          <table:table-cell table:style-name="ce1"/>
          <table:table-cell office:value-type="string" table:style-name="ce2">
            <text:p>Customer id cannot have special character</text:p>
          </table:table-cell>
          <table:table-cell office:value-type="string" table:style-name="ce2">
            <text:p>1) Enter Special Character In Customer id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Customer ID cannot have Special character" must be shown</text:p>
          </table:table-cell>
          <table:table-cell office:value-type="string" table:style-name="ce2">
            <text:p>An error message "Customer ID cannot have Special character" is shown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DcCustomerID_003</text:p>
          </table:table-cell>
          <table:table-cell table:style-name="ce1"/>
          <table:table-cell office:value-type="string" table:style-name="ce3">
            <text:p>Customer id must be numeric</text:p>
          </table:table-cell>
          <table:table-cell office:value-type="string" table:style-name="ce2">
            <text:p>1) Enter character value in Customer id Field</text:p>
          </table:table-cell>
          <table:table-cell office:value-type="string" table:style-name="ce2">
            <text:p>1234Acc</text:p>
            <text:p>Acc123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DcCustomerID_004</text:p>
          </table:table-cell>
          <table:table-cell table:style-name="ce1"/>
          <table:table-cell office:value-type="string" table:style-name="ce2">
            <text:p>Customer id cannot have blank space</text:p>
          </table:table-cell>
          <table:table-cell office:value-type="string" table:style-name="ce2">
            <text:p>1) Customer Id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Customer id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8">
          <table:table-cell office:value-type="string" table:style-name="ce3">
            <text:p>TC_Guru99_DcCustomerID_005</text:p>
          </table:table-cell>
          <table:table-cell table:style-name="ce1"/>
          <table:table-cell office:value-type="string" table:style-name="ce3">
            <text:p>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1"/>
          <table:table-cell office:value-type="string" table:style-name="ce2">
            <text:p>An error message "Customer id cannot have first character space" must be shown</text:p>
          </table:table-cell>
          <table:table-cell office:value-type="string" table:style-name="ce2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Mini_Statement" table:style-name="ta6">
        <table:table-column table:style-name="co40" table:default-cell-style-name="ce1"/>
        <table:table-column table:style-name="co2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19">
            <text:p>SR#</text:p>
          </table:table-cell>
          <table:table-cell office:value-type="string" table:style-name="ce20">
            <text:p>Test Scenario</text:p>
          </table:table-cell>
          <table:table-cell office:value-type="string" table:style-name="ce20">
            <text:p>Test Cases</text:p>
          </table:table-cell>
          <table:table-cell office:value-type="string" table:style-name="ce20">
            <text:p>Test Steps</text:p>
          </table:table-cell>
          <table:table-cell office:value-type="string" table:style-name="ce20">
            <text:p>Test Data</text:p>
          </table:table-cell>
          <table:table-cell office:value-type="string" table:style-name="ce20">
            <text:p>Expected Result</text:p>
          </table:table-cell>
          <table:table-cell office:value-type="string" table:style-name="ce14">
            <text:p>Actual Result</text:p>
          </table:table-cell>
          <table:table-cell office:value-type="string" table:style-name="ce14">
            <text:p>Pass/Fail</text:p>
          </table:table-cell>
          <table:table-cell table:number-columns-repeated="11" table:style-name="ce15"/>
          <table:table-cell table:style-name="ce16"/>
          <table:table-cell table:number-columns-repeated="16364"/>
        </table:table-row>
        <table:table-row table:style-name="ro18">
          <table:table-cell office:value-type="string" table:style-name="ce3">
            <text:p>TC_Guru99_Ms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1"/>
          <table:table-cell office:value-type="string" table:style-name="ce2">
            <text:p>An error message "Account Number must not be blank" must be shown<text:s/></text:p>
          </table:table-cell>
          <table:table-cell office:value-type="string" table:style-name="ce18">
            <text:p>An error message "Account Number must not be blank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">
            <text:p>TC_Guru99_MsAccountNumber_002</text:p>
          </table:table-cell>
          <table:table-cell table:style-name="ce1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3">
            <text:p>TC_Guru99_MsAccountNumber_003</text:p>
          </table:table-cell>
          <table:table-cell table:style-name="ce1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MsAccountNumber_004</text:p>
          </table:table-cell>
          <table:table-cell table:style-name="ce1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3">
            <text:p>TC_Guru99_MsAccountNumber_005</text:p>
          </table:table-cell>
          <table:table-cell table:style-name="ce1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1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ustomized_Statement" table:style-name="ta7">
        <table:table-column table:style-name="co46" table:default-cell-style-name="ce5"/>
        <table:table-column table:style-name="co47" table:default-cell-style-name="ce5"/>
        <table:table-column table:style-name="co41" table:default-cell-style-name="ce5"/>
        <table:table-column table:style-name="co48" table:default-cell-style-name="ce5"/>
        <table:table-column table:style-name="co31" table:default-cell-style-name="ce5"/>
        <table:table-column table:style-name="co49" table:default-cell-style-name="ce5"/>
        <table:table-column table:style-name="co50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19">
            <text:p>SR#</text:p>
          </table:table-cell>
          <table:table-cell office:value-type="string" table:style-name="ce20">
            <text:p>Test Scenario</text:p>
          </table:table-cell>
          <table:table-cell office:value-type="string" table:style-name="ce20">
            <text:p>Test Cases</text:p>
          </table:table-cell>
          <table:table-cell office:value-type="string" table:style-name="ce20">
            <text:p>Test Steps</text:p>
          </table:table-cell>
          <table:table-cell office:value-type="string" table:style-name="ce20">
            <text:p>Test Data</text:p>
          </table:table-cell>
          <table:table-cell office:value-type="string" table:style-name="ce20">
            <text:p>Expected Result</text:p>
          </table:table-cell>
          <table:table-cell office:value-type="string" table:style-name="ce14">
            <text:p>Actual Result</text:p>
          </table:table-cell>
          <table:table-cell office:value-type="string" table:style-name="ce14">
            <text:p>Pass/Fail</text:p>
          </table:table-cell>
          <table:table-cell table:number-columns-repeated="11" table:style-name="ce15"/>
          <table:table-cell table:style-name="ce16"/>
          <table:table-cell table:number-columns-repeated="16364"/>
        </table:table-row>
        <table:table-row table:style-name="ro2">
          <table:table-cell office:value-type="string" table:style-name="ce3">
            <text:p>TC_Guru99_CsAccountNumber_001</text:p>
          </table:table-cell>
          <table:table-cell office:value-type="string" table:style-name="ce3">
            <text:p>Verify Account Number</text:p>
          </table:table-cell>
          <table:table-cell office:value-type="string" table:style-name="ce2">
            <text:p>Account number cannot be empty</text:p>
          </table:table-cell>
          <table:table-cell office:value-type="string" table:style-name="ce4">
            <text:p>1) Do not enter a value in Account Number</text:p>
            <text:p>2) Press TAB and move to next Field</text:p>
          </table:table-cell>
          <table:table-cell table:style-name="ce5"/>
          <table:table-cell office:value-type="string" table:style-name="ce2">
            <text:p>An error message "Account Number must not be blank" must be shown<text:s/></text:p>
          </table:table-cell>
          <table:table-cell office:value-type="string" table:style-name="ce2">
            <text:p>An error message "Account Number must not be blank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3">
            <text:p>TC_Guru99_CsAccountNumber_002</text:p>
          </table:table-cell>
          <table:table-cell table:style-name="ce5"/>
          <table:table-cell office:value-type="string" table:style-name="ce3">
            <text:p>Account number must be numeric</text:p>
          </table:table-cell>
          <table:table-cell office:value-type="string" table:style-name="ce2">
            <text:p>1) Enter character value in Account number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CsAccountNumber_003</text:p>
          </table:table-cell>
          <table:table-cell table:style-name="ce5"/>
          <table:table-cell office:value-type="string" table:style-name="ce2">
            <text:p>Account number cannot have special character</text:p>
          </table:table-cell>
          <table:table-cell office:value-type="string" table:style-name="ce2">
            <text:p>1) Enter Special Character In Account number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7">
            <text:p>An error message "Special characters are not allowed" is shown</text:p>
          </table:table-cell>
          <table:table-cell office:value-type="string" table:style-name="ce5">
            <text:p>Pas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3">
            <text:p>TC_Guru99_CsAccountNumber_004</text:p>
          </table:table-cell>
          <table:table-cell table:style-name="ce5"/>
          <table:table-cell office:value-type="string" table:style-name="ce2">
            <text:p>Account number cannot have blank space</text:p>
          </table:table-cell>
          <table:table-cell office:value-type="string" table:style-name="ce2">
            <text:p>1) Account number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ccount Number cannot have blank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3">
            <text:p>TC_Guru99_CsAccountNumber_005</text:p>
          </table:table-cell>
          <table:table-cell table:style-name="ce5"/>
          <table:table-cell office:value-type="string" table:style-name="ce3">
            <text:p>Account number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Account Number cannot have first character space" must be shown</text:p>
          </table:table-cell>
          <table:table-cell office:value-type="string" table:style-name="ce2">
            <text:p>An error message "Characters are not allowed" is shown<text:s/>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TC_Guru99_CsAmountLowerLimit_006</text:p>
          </table:table-cell>
          <table:table-cell office:value-type="string" table:style-name="ce3">
            <text:p>Verify Amount Lower Limit</text:p>
          </table:table-cell>
          <table:table-cell office:value-type="string" table:style-name="ce2">
            <text:p>Amount cannot be empty</text:p>
          </table:table-cell>
          <table:table-cell office:value-type="string" table:style-name="ce4">
            <text:p>1) Do not enter a value in Amount Lower Limit</text:p>
            <text:p>2) Press TAB and move to next Field</text:p>
          </table:table-cell>
          <table:table-cell table:style-name="ce5"/>
          <table:table-cell office:value-type="string" table:style-name="ce2">
            <text:p>An error message "Amount Lower Limit 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2">
            <text:p>TC_Guru99_CsAmountLowerLimit_007</text:p>
          </table:table-cell>
          <table:table-cell table:style-name="ce5"/>
          <table:table-cell office:value-type="string" table:style-name="ce3">
            <text:p>Amount Lower Limit must be numeric</text:p>
          </table:table-cell>
          <table:table-cell office:value-type="string" table:style-name="ce2">
            <text:p>1) Enter character value in Amount Lower Limit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TC_Guru99_CsAmountLowerLimit_008</text:p>
          </table:table-cell>
          <table:table-cell table:style-name="ce5"/>
          <table:table-cell office:value-type="string" table:style-name="ce2">
            <text:p>Amount Lower Limit cannot have special character</text:p>
          </table:table-cell>
          <table:table-cell office:value-type="string" table:style-name="ce2">
            <text:p>1) Enter Special Character In Amount Lower Limit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TC_Guru99_CsAmountLowerLimit_009</text:p>
          </table:table-cell>
          <table:table-cell table:style-name="ce5"/>
          <table:table-cell office:value-type="string" table:style-name="ce2">
            <text:p>Amount Lower Limit cannot have blank space</text:p>
          </table:table-cell>
          <table:table-cell office:value-type="string" table:style-name="ce2">
            <text:p>1) Amount Lower Limit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Amount Lower Limit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8">
          <table:table-cell office:value-type="string" table:style-name="ce2">
            <text:p>TC_Guru99_CsAmountLowerLimit_010</text:p>
          </table:table-cell>
          <table:table-cell table:style-name="ce5"/>
          <table:table-cell office:value-type="string" table:style-name="ce3">
            <text:p>Amount Lower Limit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Amount Lower Limit cannot have first character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TC_Guru99_CsNumberofTransaction _011</text:p>
          </table:table-cell>
          <table:table-cell office:value-type="string" table:style-name="ce3">
            <text:p>Verify Number of Transaction</text:p>
          </table:table-cell>
          <table:table-cell office:value-type="string" table:style-name="ce2">
            <text:p>Number of transactioncannot be empty</text:p>
          </table:table-cell>
          <table:table-cell office:value-type="string" table:style-name="ce4">
            <text:p>1) Do not enter a value in Number of Transaction</text:p>
            <text:p>2) Press TAB and move to next Field</text:p>
          </table:table-cell>
          <table:table-cell table:style-name="ce5"/>
          <table:table-cell office:value-type="string" table:style-name="ce2">
            <text:p>An error message "Number of Transaction must not be blank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2">
            <text:p>TC_Guru99_CsNumberofTransaction_012</text:p>
          </table:table-cell>
          <table:table-cell table:style-name="ce5"/>
          <table:table-cell office:value-type="string" table:style-name="ce3">
            <text:p>Number of Transaction must be numeric</text:p>
          </table:table-cell>
          <table:table-cell office:value-type="string" table:style-name="ce2">
            <text:p>1) Enter character value in Number of Transaction Field</text:p>
          </table:table-cell>
          <table:table-cell office:value-type="string" table:style-name="ce4">
            <text:p>1234</text:p>
            <text:p>Acc123</text:p>
            <text:p><text:s/></text:p>
            <text:p><text:s/></text:p>
          </table:table-cell>
          <table:table-cell office:value-type="string" table:style-name="ce2">
            <text:p>An error message "Characters are not allowed" must be shown<text:s/>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TC_Guru99_CsNumberofTransaction_013</text:p>
          </table:table-cell>
          <table:table-cell table:style-name="ce5"/>
          <table:table-cell office:value-type="string" table:style-name="ce2">
            <text:p>Number of Transaction cannot have special character</text:p>
          </table:table-cell>
          <table:table-cell office:value-type="string" table:style-name="ce2">
            <text:p>1) Enter Special Character In Number of Transaction Field</text:p>
          </table:table-cell>
          <table:table-cell office:value-type="string" table:style-name="ce2">
            <text:p>"!@#</text:p>
            <text:p>123!@#"</text:p>
          </table:table-cell>
          <table:table-cell office:value-type="string" table:style-name="ce2">
            <text:p>An error message "Special characters are not allowed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2">
            <text:p>TC_Guru99_CsNumberofTransaction_014</text:p>
          </table:table-cell>
          <table:table-cell table:style-name="ce5"/>
          <table:table-cell office:value-type="string" table:style-name="ce2">
            <text:p>Number of Transaction cannot have blank space</text:p>
          </table:table-cell>
          <table:table-cell office:value-type="string" table:style-name="ce2">
            <text:p>1) Number of Transaction cannot have Blank space</text:p>
            <text:p>2) Press Tab</text:p>
          </table:table-cell>
          <table:table-cell office:value-type="string" table:style-name="ce3">
            <text:p>123 12</text:p>
            <text:p/>
          </table:table-cell>
          <table:table-cell office:value-type="string" table:style-name="ce2">
            <text:p>An error message "Number of Transaction cannot have blank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9">
          <table:table-cell office:value-type="string" table:style-name="ce2">
            <text:p>TC_Guru99_CsNumberofTransaction_015</text:p>
          </table:table-cell>
          <table:table-cell table:style-name="ce5"/>
          <table:table-cell office:value-type="string" table:style-name="ce2">
            <text:p>Number of Transaction First Character cannot be space</text:p>
          </table:table-cell>
          <table:table-cell office:value-type="string" table:style-name="ce2">
            <text:p>1) Enter first character space</text:p>
            <text:p>2) Press Tab</text:p>
            <text:p/>
          </table:table-cell>
          <table:table-cell table:style-name="ce5"/>
          <table:table-cell office:value-type="string" table:style-name="ce2">
            <text:p>An error message "Number of Transaction cannot have first character space" must be shown</text:p>
          </table:table-cell>
          <table:table-cell office:value-type="string" table:style-name="ce11">
            <text:p>No error message is shown</text:p>
          </table:table-cell>
          <table:table-cell office:value-type="string" table:style-name="ce13">
            <text:p>Fail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5">
            <text:p><text:s/>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22T09:57:00Z</meta:creation-date>
    <dc:date>2025-07-22T19:51:19Z</dc:date>
  </office:meta>
</office:document-meta>
</file>